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b10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b10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b10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b10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b10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b10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b10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b10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b10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b10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b10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b10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b10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b10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b10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b10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b10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scarelys José Morillo Medr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3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144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ermo Jose Morillo Ru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46387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7.0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3"/>
    <meta:template xlink:type="simple" xlink:actuate="onRequest" xlink:title="Normal" xlink:href=""/>
  </office:meta>
</office:document-meta>
</file>